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1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1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20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7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22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3.61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line-height="100%" fo:text-align="center">
        <style:tab-stops>
          <style:tab-stop style:position="19.05cm" style:type="right"/>
        </style:tab-stops>
      </style:paragraph-properties>
      <style:text-properties fo:font-size="28pt"/>
    </style:style>
    <style:style style:name="P2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2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line-height="100%" fo:text-align="center">
        <style:tab-stops>
          <style:tab-stop style:position="19.05cm" style:type="right"/>
        </style:tab-stops>
      </style:paragraph-properties>
      <style:text-properties fo:font-size="24pt"/>
    </style:style>
    <style:style style:name="P6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ffffff" style:font-name="Segoe UI2" fo:font-size="24pt" fo:text-shadow="1pt 1pt" fo:font-weight="normal" style:font-size-asian="32pt" style:font-weight-asian="normal" style:font-size-complex="32pt" style:font-weight-complex="normal"/>
    </style:style>
    <style:style style:name="P7" style:family="paragraph">
      <style:paragraph-properties fo:line-height="100%" fo:text-align="center"/>
      <style:text-properties fo:font-size="36pt"/>
    </style:style>
    <style:style style:name="P8" style:family="paragraph">
      <loext:graphic-properties draw:fill="none" draw:fill-color="#ffffff"/>
      <style:paragraph-properties fo:line-height="100%" fo:text-align="center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9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margin-left="2.062cm" fo:margin-right="0cm" fo:line-height="100%" fo:text-align="center" fo:text-indent="-2.062cm"/>
      <style:text-properties fo:font-size="24pt"/>
    </style:style>
    <style:style style:name="P11" style:family="paragraph">
      <style:paragraph-properties fo:margin-left="0cm" fo:margin-right="0cm" fo:line-height="100%" fo:text-align="center" fo:text-indent="0cm"/>
      <style:text-properties fo:font-size="24pt"/>
    </style:style>
    <style:style style:name="P12" style:family="paragraph">
      <loext:graphic-properties draw:fill="none" draw:fill-color="#ffffff"/>
      <style:paragraph-properties fo:margin-left="2.062cm" fo:margin-right="0cm" fo:line-height="100%" fo:text-align="center" fo:text-indent="-2.062cm"/>
      <style:text-properties fo:color="#ffffff" fo:font-size="24pt" fo:text-shadow="1pt 1pt" fo:font-weight="bold" style:font-size-asian="32pt" style:font-weight-asian="bold" style:font-size-complex="32pt" style:font-weight-complex="bold"/>
    </style:style>
    <style:style style:name="P13" style:family="paragraph">
      <style:paragraph-properties fo:margin-left="0cm" fo:margin-right="0cm" fo:line-height="100%" fo:text-align="center" fo:text-indent="0cm"/>
      <style:text-properties fo:font-size="36pt"/>
    </style:style>
    <style:style style:name="P14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15" style:family="paragraph">
      <style:paragraph-properties fo:margin-left="2.062cm" fo:margin-right="0cm" fo:line-height="100%" fo:text-align="center" fo:text-indent="-2.062cm"/>
      <style:text-properties fo:font-size="36pt"/>
    </style:style>
    <style:style style:name="P16" style:family="paragraph">
      <loext:graphic-properties draw:fill="none" draw:fill-color="#ffffff"/>
      <style:paragraph-properties fo:margin-left="2.062cm" fo:margin-right="0cm" fo:line-height="100%" fo:text-align="center" fo:text-indent="-2.062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ffffff" fo:font-size="24pt" fo:text-shadow="1pt 1pt" fo:font-weight="bold" style:font-size-asian="32pt" style:font-weight-asian="bold" style:font-size-complex="32pt" style:font-weight-complex="bold"/>
    </style:style>
    <style:style style:name="P19" style:family="paragraph">
      <style:text-properties fo:font-size="18pt"/>
    </style:style>
    <style:style style:name="P20" style:family="paragraph">
      <loext:graphic-properties draw:fill="none" draw:fill-color="#ffffff"/>
      <style:text-properties fo:font-size="18pt" style:font-size-asian="24pt" style:font-size-complex="24pt"/>
    </style:style>
    <style:style style:name="P21" style:family="paragraph">
      <style:paragraph-properties fo:margin-left="2.062cm" fo:margin-right="0cm" fo:line-height="100%" fo:text-align="center" fo:text-indent="-1.905cm"/>
      <style:text-properties fo:font-size="24pt"/>
    </style:style>
    <style:style style:name="P22" style:family="paragraph">
      <style:paragraph-properties fo:margin-left="2.011cm" fo:margin-right="0cm" fo:line-height="100%" fo:text-align="center" fo:text-indent="-1.693cm"/>
      <style:text-properties fo:font-size="24pt"/>
    </style:style>
    <style:style style:name="P23" style:family="paragraph">
      <loext:graphic-properties draw:fill="none" draw:fill-color="#ffffff"/>
      <style:paragraph-properties fo:margin-left="2.062cm" fo:margin-right="0cm" fo:line-height="100%" fo:text-align="center" fo:text-indent="-1.905cm"/>
      <style:text-properties fo:color="#ffffff" fo:font-size="24pt" fo:text-shadow="1pt 1pt" fo:font-weight="bold" style:font-size-asian="32pt" style:font-weight-asian="bold" style:font-size-complex="32pt" style:font-weight-complex="bold"/>
    </style:style>
    <style:style style:name="P24" style:family="paragraph">
      <style:text-properties fo:font-size="13.5pt"/>
    </style:style>
    <style:style style:name="P25" style:family="paragraph">
      <loext:graphic-properties draw:fill="none" draw:fill-color="#ffffff"/>
      <style:text-properties fo:font-size="13.5pt"/>
    </style:style>
    <style:style style:name="P26" style:family="paragraph">
      <style:paragraph-properties fo:margin-left="2.011cm" fo:margin-right="0cm" fo:line-height="100%" fo:text-indent="-1.693cm"/>
      <style:text-properties fo:font-size="24pt"/>
    </style:style>
    <style:style style:name="P27" style:family="paragraph">
      <style:paragraph-properties fo:line-height="100%" fo:text-align="start"/>
      <style:text-properties fo:font-size="24pt"/>
    </style:style>
    <style:style style:name="P28" style:family="paragraph">
      <style:paragraph-properties fo:text-align="start"/>
      <style:text-properties fo:font-size="24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font-name="Segoe UI2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2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3.5pt"/>
    </style:style>
    <style:style style:name="T7" style:family="text">
      <style:text-properties fo:color="#ffffff" style:font-name="Segoe UI2" fo:font-size="36pt" fo:text-shadow="none" fo:font-weight="bold" style:font-size-asian="36pt" style:font-weight-asian="bold" style:font-size-complex="36pt" style:font-weight-complex="bold"/>
    </style:style>
    <style:style style:name="T8" style:family="text">
      <style:text-properties fo:color="#ffffff" fo:font-size="32pt" fo:text-shadow="1pt 1pt" fo:font-weight="bold" style:font-size-asian="32pt" style:font-weight-asian="bold" style:font-size-complex="32pt" style:font-weight-complex="bold"/>
    </style:style>
    <style:style style:name="T9" style:family="text">
      <style:text-properties fo:color="#000000" style:font-name="Segoe UI Semibold" fo:font-size="20pt" fo:text-shadow="none" fo:font-weight="normal" style:font-size-asian="20pt" style:font-weight-asian="normal" style:font-size-complex="20pt" style:font-weight-complex="normal"/>
    </style:style>
    <style:style style:name="T10" style:family="text">
      <style:text-properties fo:color="#ffffff" style:font-name="Segoe UI2" fo:font-size="16pt" fo:text-shadow="1pt 1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84cm" svg:height="3.175cm" svg:x="1.291cm" svg:y="0.381cm">
          <draw:text-box>
            <text:p text:style-name="P1"><text:span text:style-name="T1">HYMN #829</text:span></text:p>
            <text:p text:style-name="P1"><text:span text:style-name="T2">“</text:span><text:span text:style-name="T2">Christ the Eternal Lord” </text:span></text:p>
          </draw:text-box>
        </draw:frame>
        <draw:frame draw:style-name="gr2" draw:text-style-name="P3" draw:layer="layout" svg:width="0.502cm" svg:height="1.204cm" svg:x="0.507cm" svg:y="0.761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4" draw:text-style-name="P6" draw:layer="layout" svg:width="24.884cm" svg:height="7.766cm" svg:x="1.524cm" svg:y="0.508cm">
          <draw:text-box>
            <text:p text:style-name="P5"><text:span text:style-name="T3">1. </text:span><text:span text:style-name="T4">Christ the eternal Lord,</text:span><text:span text:style-name="T4"><text:line-break/></text:span><text:span text:style-name="T4">Whose promise here we claim,</text:span><text:span text:style-name="T4"><text:line-break/></text:span><text:span text:style-name="T4">Whose gifts of grace are freely poured</text:span><text:span text:style-name="T4"><text:line-break/></text:span><text:span text:style-name="T4">On all who name Your name;</text:span></text:p>
          </draw:text-box>
        </draw:frame>
        <draw:frame draw:style-name="gr2" draw:text-style-name="P3" draw:layer="layout" svg:width="0.502cm" svg:height="1.204cm" svg:x="0.507cm" svg:y="0.761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draw:frame draw:style-name="gr5" draw:text-style-name="P8" draw:layer="layout" svg:width="24.884cm" svg:height="7.011cm" svg:x="1.532cm" svg:y="0.508cm">
          <draw:text-box>
            <text:p text:style-name="P7"><text:span text:style-name="T4">With thankfulness and praise</text:span></text:p>
            <text:p text:style-name="P7"><text:span text:style-name="T4">We stand before Your throne,</text:span><text:span text:style-name="T4"><text:line-break/></text:span><text:span text:style-name="T4">Intent to serve You all our days</text:span><text:span text:style-name="T4"><text:line-break/></text:span><text:span text:style-name="T4">And make Your glory know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>
        <draw:frame draw:style-name="gr5" draw:text-style-name="P9" draw:layer="layout" svg:width="24.884cm" svg:height="7.011cm" svg:x="1.532cm" svg:y="0.609cm">
          <draw:text-box>
            <text:p text:style-name="P7"><text:span text:style-name="T3">2. </text:span><text:span text:style-name="T4">Christ the unchanging Word</text:span><text:span text:style-name="T4"><text:line-break/></text:span><text:span text:style-name="T4">To ev’ry passing age,</text:span><text:span text:style-name="T4"><text:line-break/></text:span><text:span text:style-name="T4">Whose timeless teachings still are heard</text:span><text:span text:style-name="T4"><text:line-break/></text:span><text:span text:style-name="T4">Set forth on Scripture’s page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">
        <draw:frame draw:style-name="gr5" draw:text-style-name="P12" draw:layer="layout" svg:width="24.884cm" svg:height="7.011cm" svg:x="1.532cm" svg:y="0.609cm">
          <draw:text-box>
            <text:p text:style-name="P10"><text:span text:style-name="T4">Transform our thought and mind,</text:span></text:p>
            <text:p text:style-name="P10"><text:span text:style-name="T4">Enlighten all who read,</text:span></text:p>
            <text:p text:style-name="P11"><text:span text:style-name="T4">Within Your Word by faith to find</text:span></text:p>
            <text:p text:style-name="P11"><text:span text:style-name="T4">The bread of life indee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Default">
        <draw:frame draw:style-name="gr5" draw:text-style-name="P14" draw:layer="layout" svg:width="24.884cm" svg:height="7.011cm" svg:x="1.525cm" svg:y="0.528cm">
          <draw:text-box>
            <text:p text:style-name="P13"><text:span text:style-name="T3">3. </text:span><text:span text:style-name="T4">Christ the redeeming Son,</text:span></text:p>
            <text:p text:style-name="P13"><text:span text:style-name="T4">Who shares our human birth,</text:span></text:p>
            <text:p text:style-name="P13"><text:span text:style-name="T4">And by His death salvation won</text:span></text:p>
            <text:p text:style-name="P13"><text:span text:style-name="T4">For ev’ry child of earth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7" draw:master-page-name="Default">
        <draw:frame draw:style-name="gr5" draw:text-style-name="P16" draw:layer="layout" svg:width="24.884cm" svg:height="7.011cm" svg:x="1.512cm" svg:y="0.622cm">
          <draw:text-box>
            <text:p text:style-name="P15"><text:span text:style-name="T4">Inspire our hearts, we pray,</text:span></text:p>
            <text:p text:style-name="P15"><text:span text:style-name="T4">To tell Your love abroad,</text:span></text:p>
            <text:p text:style-name="P13"><text:span text:style-name="T4">That all may honor Christ today</text:span></text:p>
            <text:p text:style-name="P13"><text:span text:style-name="T4">And follow Him as Lor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8" draw:master-page-name="Default">
        <draw:frame draw:style-name="gr5" draw:text-style-name="P18" draw:layer="layout" svg:width="24.884cm" svg:height="7.011cm" svg:x="1.63cm" svg:y="0.491cm">
          <draw:text-box>
            <text:p text:style-name="P11"><text:span text:style-name="T3">4. </text:span><text:span text:style-name="T4">Christ the unfading Light</text:span></text:p>
            <text:p text:style-name="P11"><text:span text:style-name="T4">Of everlasting day,</text:span></text:p>
            <text:p text:style-name="P11"><text:span text:style-name="T4">Our Morning Star in splendor bright,</text:span></text:p>
            <text:p text:style-name="P11"><text:span text:style-name="T4">The Life, the Truth, the Way;</text:span></text:p>
          </draw:text-box>
        </draw:frame>
        <draw:frame draw:style-name="gr6" draw:text-style-name="P20" draw:layer="layout" svg:width="0.001cm" svg:height="4.971cm" svg:x="4.924cm" svg:y="2.288cm">
          <draw:text-box>
            <text:p text:style-name="P19"><text:span text:style-name="T5"><text:s text:c="5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9" draw:master-page-name="Default">
        <draw:frame draw:style-name="gr7" draw:text-style-name="P23" draw:layer="layout" svg:width="24.884cm" svg:height="7.016cm" svg:x="1.524cm" svg:y="0.508cm">
          <draw:text-box>
            <text:p text:style-name="P21"><text:span text:style-name="T4">That light of truth You give</text:span></text:p>
            <text:p text:style-name="P21"><text:span text:style-name="T4">To servants as to friends,</text:span></text:p>
            <text:p text:style-name="P21"><text:span text:style-name="T4">Your way to walk, Your life to live,</text:span></text:p>
            <text:p text:style-name="P22"><text:span text:style-name="T4">Till earth’s brief journey end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0" draw:master-page-name="Default">
        <draw:frame draw:style-name="gr5" draw:text-style-name="P14" draw:layer="layout" svg:width="24.884cm" svg:height="7.011cm" svg:x="1.543cm" svg:y="0.606cm">
          <draw:text-box>
            <text:p text:style-name="P13"><text:span text:style-name="T3">5.</text:span><text:span text:style-name="T4"> Christ the ascended King</text:span></text:p>
            <text:p text:style-name="P13"><text:span text:style-name="T4">Exalted high above,</text:span></text:p>
            <text:p text:style-name="P13"><text:span text:style-name="T4">Whose praise unending ages sing,</text:span></text:p>
            <text:p text:style-name="P13"><text:span text:style-name="T4">Whom yet unseen we love;</text:span></text:p>
          </draw:text-box>
        </draw:frame>
        <draw:frame draw:style-name="gr8" draw:text-style-name="P25" draw:layer="layout" svg:width="6.724cm" svg:height="1.195cm" svg:x="4.316cm" svg:y="0.761cm">
          <draw:text-box>
            <text:p text:style-name="P24"><text:span text:style-name="T6"><text:s text:c="2"/></text:span><text:span text:style-name="T5"><text:s text:c="24"/></text:span><text:span text:style-name="T6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1" draw:master-page-name="Default">
        <draw:frame draw:style-name="gr9" draw:text-style-name="P12" draw:layer="layout" svg:width="24.884cm" svg:height="13.863cm" svg:x="1.532cm" svg:y="0.508cm">
          <draw:text-box>
            <text:p text:style-name="P10"><text:span text:style-name="T4">When mortal life is past</text:span></text:p>
            <text:p text:style-name="P10"><text:span text:style-name="T4">Your voice from heaven’s throne</text:span></text:p>
            <text:p text:style-name="P10"><text:span text:style-name="T4">Shall call Your children home at last</text:span></text:p>
            <text:p text:style-name="P10"><text:span text:style-name="T4">To know as we are known.</text:span></text:p>
            <text:p text:style-name="P26"><text:span text:style-name="T7"/></text:p>
            <text:p text:style-name="P27"><text:span text:style-name="T8"><text:line-break/></text:span><text:span text:style-name="T8"> <text:s text:c="4"/></text:span><text:span text:style-name="T9">© 1999 Hope Publishing Co. </text:span></text:p>
            <text:p text:style-name="P27"><text:span text:style-name="T9"><text:s text:c="8"/></text:span><text:span text:style-name="T9">Used by permission: LSB Hymn License</text:span></text:p>
            <text:p text:style-name="P27"><text:span text:style-name="T9"><text:s text:c="8"/></text:span><text:span text:style-name="T9">.NET, no. 100011038.</text:span></text:p>
            <text:p text:style-name="P28"><text:span text:style-name="T10"><text:s/></text:span></text:p>
          </draw:text-box>
        </draw:frame>
        <draw:frame draw:style-name="gr8" draw:text-style-name="P25" draw:layer="layout" svg:width="6.724cm" svg:height="1.195cm" svg:x="4.316cm" svg:y="0.761cm">
          <draw:text-box>
            <text:p text:style-name="P24"><text:span text:style-name="T6"><text:s text:c="2"/></text:span><text:span text:style-name="T5"><text:s text:c="24"/></text:span><text:span text:style-name="T6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14" draw:display-name="Bitmap 14" xlink:href="Pictures/1000000000000422000002536521D4F7A22AE6D8.jpg" xlink:type="simple" xlink:show="embed" xlink:actuate="onLoad"/>
    <draw:fill-image draw:name="Bitmap_20_15" draw:display-name="Bitmap 15" xlink:href="Pictures/1000000000000422000002536521D4F7A22AE6D8.jpg" xlink:type="simple" xlink:show="embed" xlink:actuate="onLoad"/>
    <draw:fill-image draw:name="Bitmap_20_16" draw:display-name="Bitmap 16" xlink:href="Pictures/1000000000000422000002536521D4F7A22AE6D8.jpg" xlink:type="simple" xlink:show="embed" xlink:actuate="onLoad"/>
    <draw:fill-image draw:name="Bitmap_20_17" draw:display-name="Bitmap 17" xlink:href="Pictures/1000000000000422000002536521D4F7A22AE6D8.jpg" xlink:type="simple" xlink:show="embed" xlink:actuate="onLoad"/>
    <draw:fill-image draw:name="Bitmap_20_18" draw:display-name="Bitmap 18" xlink:href="Pictures/1000000000000422000002536521D4F7A22AE6D8.jpg" xlink:type="simple" xlink:show="embed" xlink:actuate="onLoad"/>
    <draw:fill-image draw:name="Bitmap_20_19" draw:display-name="Bitmap 19" xlink:href="Pictures/1000000000000422000002536521D4F7A22AE6D8.jpg" xlink:type="simple" xlink:show="embed" xlink:actuate="onLoad"/>
    <draw:fill-image draw:name="Bitmap_20_20" draw:display-name="Bitmap 20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3cm" svg:x="1.399cm" svg:y="0.626cm" presentation:class="title" presentation:placeholder="true">
        <draw:text-box/>
      </draw:frame>
      <draw:frame presentation:style-name="Default-outline1" draw:layer="backgroundobjects" svg:width="24.63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6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6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6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1T09:46:50.25</meta:creation-date>
    <dc:date>2019-04-25T12:17:01.222000000</dc:date>
    <meta:editing-duration>PT40M52S</meta:editing-duration>
    <meta:editing-cycles>13</meta:editing-cycles>
    <meta:generator>LibreOffice/6.1.5.2$Windows_X86_64 LibreOffice_project/90f8dcf33c87b3705e78202e3df5142b201bd805</meta:generator>
    <meta:document-statistic meta:object-count="59"/>
  </office:meta>
</office:document-meta>
</file>